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c64f" officeooo:paragraph-rsid="0005c64f"/>
    </style:style>
    <style:style style:name="P2" style:family="paragraph" style:parent-style-name="Standard">
      <style:text-properties officeooo:rsid="0006aacb" officeooo:paragraph-rsid="0006aacb"/>
    </style:style>
    <style:style style:name="P3" style:family="paragraph" style:parent-style-name="Standard">
      <style:text-properties officeooo:paragraph-rsid="0006aacb"/>
    </style:style>
    <style:style style:name="P4" style:family="paragraph" style:parent-style-name="Standard">
      <style:text-properties officeooo:rsid="0008a8b2" officeooo:paragraph-rsid="0006aacb"/>
    </style:style>
    <style:style style:name="P5" style:family="paragraph" style:parent-style-name="Standard">
      <style:text-properties officeooo:rsid="0008a8b2" officeooo:paragraph-rsid="0008a8b2"/>
    </style:style>
    <style:style style:name="P6" style:family="paragraph" style:parent-style-name="Standard">
      <style:text-properties officeooo:rsid="0009a97d" officeooo:paragraph-rsid="0009a97d"/>
    </style:style>
    <style:style style:name="P7" style:family="paragraph" style:parent-style-name="Standard">
      <style:text-properties fo:font-size="12pt" officeooo:rsid="0009a97d" officeooo:paragraph-rsid="0009a97d" style:font-size-asian="10.5pt" style:font-size-complex="12pt"/>
    </style:style>
    <style:style style:name="P8" style:family="paragraph" style:parent-style-name="Standard">
      <style:text-properties fo:font-size="12pt" officeooo:rsid="000b2a49" officeooo:paragraph-rsid="000b2a49" style:font-size-asian="10.5pt" style:font-size-complex="12pt"/>
    </style:style>
    <style:style style:name="P9" style:family="paragraph" style:parent-style-name="Standard">
      <style:text-properties fo:font-size="10.5pt" officeooo:rsid="0009a97d" officeooo:paragraph-rsid="0009a97d" style:font-size-asian="9.14999961853027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008080" style:font-name="Consolas" fo:font-size="10pt" style:font-size-asian="10pt"/>
    </style:style>
    <style:style style:name="T2" style:family="text">
      <style:text-properties fo:color="#008080" style:font-name="Consolas" fo:font-size="10pt" officeooo:rsid="0009a97d" style:font-size-asian="10pt"/>
    </style:style>
    <style:style style:name="T3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4" style:family="text">
      <style:text-properties fo:color="#008080" style:font-name="Consolas"/>
    </style:style>
    <style:style style:name="T5" style:family="text">
      <style:text-properties fo:color="#3f7f7f" style:font-name="Consolas" fo:font-size="10pt" style:font-size-asian="10pt" fo:background-color="#d4d4d4"/>
    </style:style>
    <style:style style:name="T6" style:family="text">
      <style:text-properties fo:color="#3f7f7f" style:font-name="Consolas" fo:font-size="10pt" style:font-size-asian="10pt"/>
    </style:style>
    <style:style style:name="T7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style:font-name="Consolas" fo:font-size="10pt" style:font-size-asian="10pt"/>
    </style:style>
    <style:style style:name="T9" style:family="text">
      <style:text-properties fo:color="#7f007f" style:font-name="Consolas" fo:font-size="10pt" style:font-size-asian="10pt"/>
    </style:style>
    <style:style style:name="T10" style:family="text">
      <style:text-properties fo:color="#7f007f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Consolas" fo:font-size="10pt" style:font-size-asian="10pt"/>
    </style:style>
    <style:style style:name="T12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style:font-name="Consolas" fo:font-size="10pt" fo:font-style="italic" style:font-size-asian="10pt" style:font-style-asian="italic"/>
    </style:style>
    <style:style style:name="T14" style:family="text">
      <style:text-properties fo:color="#000000" style:font-name="Consolas"/>
    </style:style>
    <style:style style:name="T15" style:family="text">
      <style:text-properties fo:color="#2a00ff" style:font-name="Consolas" fo:font-size="10pt" fo:font-style="italic" style:font-size-asian="10pt" style:font-style-asian="italic"/>
    </style:style>
    <style:style style:name="T16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17" style:family="text">
      <style:text-properties fo:color="#2a00ff" style:font-name="Consolas" fo:font-size="10pt" style:font-size-asian="10pt"/>
    </style:style>
    <style:style style:name="T18" style:family="text">
      <style:text-properties officeooo:rsid="0006aacb"/>
    </style:style>
    <style:style style:name="T19" style:family="text">
      <style:text-properties fo:color="#7f0055" style:font-name="Consolas" fo:font-size="10pt" fo:font-weight="bold" style:font-size-asian="10pt" style:font-weight-asian="bold"/>
    </style:style>
    <style:style style:name="T20" style:family="text">
      <style:text-properties fo:color="#6a3e3e" style:font-name="Consolas" fo:font-size="10pt" style:font-size-asian="10pt"/>
    </style:style>
    <style:style style:name="T21" style:family="text">
      <style:text-properties fo:font-size="10pt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</text:p>
      <text:p text:style-name="P1"><text:tab/>protected void doGet(HttpServletRequest request, HttpServletResponse response) throws ServletException, IOException {</text:p>
      <text:p text:style-name="P1"><text:s text:c="14"/>PrintWriter out = response.getWriter();</text:p>
      <text:p text:style-name="P1"><text:s text:c="14"/>out.print("Hello World");</text:p>
      <text:p text:style-name="P1"><text:tab/>}</text:p>
      <text:p text:style-name="P1"/>
      <text:p text:style-name="P1"/>
      <text:p text:style-name="P3"><text:span text:style-name="T18">2.</text:span><text:span text:style-name="T1">&lt;</text:span><text:span text:style-name="T5">form</text:span><text:span text:style-name="T8"> </text:span><text:span text:style-name="T9">action</text:span><text:span text:style-name="T11">=</text:span><text:span text:style-name="T15">"HelloServlet"</text:span><text:span text:style-name="T8"> </text:span><text:span text:style-name="T1">&gt;</text:span></text:p>
      <text:p text:style-name="P10"><text:span text:style-name="T1">&lt;</text:span><text:span text:style-name="T6">input</text:span><text:span text:style-name="T8"> </text:span><text:span text:style-name="T9">type</text:span><text:span text:style-name="T11">=</text:span><text:span text:style-name="T15">"submit"</text:span><text:span text:style-name="T8"> </text:span><text:span text:style-name="T9">value</text:span><text:span text:style-name="T11">=</text:span><text:span text:style-name="T15">"Click Me"</text:span><text:span text:style-name="T1">&gt;</text:span></text:p>
      <text:p text:style-name="P2"><text:span text:style-name="T1">&lt;/</text:span><text:span text:style-name="T5">form</text:span><text:span text:style-name="T1">&gt;</text:span></text:p>
      <text:p text:style-name="P5"><text:span text:style-name="T1">(servlet=1)</text:span></text:p>
      <text:p text:style-name="P4"><text:span text:style-name="T1"/></text:p>
      <text:p text:style-name="P4"><text:span text:style-name="T1"/></text:p>
      <text:p text:style-name="P7"><text:span text:style-name="T4">3.</text:span></text:p>
      <text:p text:style-name="P5"><text:span text:style-name="T1">html:</text:span></text:p>
      <text:p text:style-name="P5"><text:span text:style-name="T1">&lt;</text:span><text:span text:style-name="T5">form</text:span><text:span text:style-name="T8"> </text:span><text:span text:style-name="T9">action</text:span><text:span text:style-name="T11">=</text:span><text:span text:style-name="T15">"NameServlet"</text:span><text:span text:style-name="T1">&gt;</text:span></text:p>
      <text:p text:style-name="P10"><text:span text:style-name="T1">&lt;</text:span><text:span text:style-name="T6">input</text:span><text:span text:style-name="T8"> </text:span><text:span text:style-name="T9">type</text:span><text:span text:style-name="T11">=</text:span><text:span text:style-name="T15">"text"</text:span><text:span text:style-name="T8"> </text:span><text:span text:style-name="T9">name</text:span><text:span text:style-name="T11">=</text:span><text:span text:style-name="T15">"name"</text:span><text:span text:style-name="T1">&gt;&lt;</text:span><text:span text:style-name="T6">br</text:span><text:span text:style-name="T1">&gt;</text:span></text:p>
      <text:p text:style-name="P10"><text:span text:style-name="T1">&lt;</text:span><text:span text:style-name="T6">input</text:span><text:span text:style-name="T8"> </text:span><text:span text:style-name="T9">type</text:span><text:span text:style-name="T11">=</text:span><text:span text:style-name="T15">"submit"</text:span><text:span text:style-name="T8"> </text:span><text:span text:style-name="T9">value</text:span><text:span text:style-name="T11">=</text:span><text:span text:style-name="T15">"show"</text:span><text:span text:style-name="T1">&gt;</text:span></text:p>
      <text:p text:style-name="P5"><text:span text:style-name="T1">&lt;/</text:span><text:span text:style-name="T5">form</text:span><text:span text:style-name="T1">&gt;</text:span></text:p>
      <text:p text:style-name="P5"><text:span text:style-name="T1"/></text:p>
      <text:p text:style-name="P5"><text:span text:style-name="T1">Servlet:</text:span></text:p>
      <text:p text:style-name="P5"><text:span text:style-name="T19">protected</text:span><text:span text:style-name="T11"> </text:span><text:span text:style-name="T19">void</text:span><text:span text:style-name="T11"> doGet(HttpServletRequest </text:span><text:span text:style-name="T20">request</text:span><text:span text:style-name="T11">, HttpServletResponse </text:span><text:span text:style-name="T20">response</text:span><text:span text:style-name="T11">) </text:span><text:span text:style-name="T19">throws</text:span><text:span text:style-name="T11"> ServletException, IOException {</text:span></text:p>
      <text:p text:style-name="P10"><text:span text:style-name="T11"><text:tab/><text:tab/> PrintWriter </text:span><text:span text:style-name="T20">out</text:span><text:span text:style-name="T11"> = </text:span><text:span text:style-name="T20">response</text:span><text:span text:style-name="T11">.getWriter();</text:span></text:p>
      <text:p text:style-name="P10"><text:span text:style-name="T11"><text:tab/><text:tab/> String </text:span><text:span text:style-name="T20">name</text:span><text:span text:style-name="T11"> = </text:span><text:span text:style-name="T20">request</text:span><text:span text:style-name="T11">.getParameter(</text:span><text:span text:style-name="T17">"name"</text:span><text:span text:style-name="T11">);</text:span></text:p>
      <text:p text:style-name="P10"><text:span text:style-name="T11"><text:tab/><text:tab/> </text:span><text:span text:style-name="T20">out</text:span><text:span text:style-name="T11">.print(</text:span><text:span text:style-name="T17">"Hello:"</text:span><text:span text:style-name="T11">+</text:span><text:span text:style-name="T20">name</text:span><text:span text:style-name="T11">);</text:span></text:p>
      <text:p text:style-name="P10"><text:span text:style-name="T11"><text:tab/>}</text:span></text:p>
      <text:p text:style-name="P6"><text:span text:style-name="T1"/></text:p>
      <text:p text:style-name="P6"><text:span text:style-name="T1"/></text:p>
      <text:p text:style-name="P7"><text:span text:style-name="T4">4.</text:span></text:p>
      <text:p text:style-name="P7"><text:span text:style-name="T4">html:</text:span></text:p>
      <text:p text:style-name="P9"><text:span text:style-name="T1">&lt;</text:span><text:span text:style-name="T5">form</text:span><text:span text:style-name="T8"> </text:span><text:span text:style-name="T9">action</text:span><text:span text:style-name="T11">=</text:span><text:span text:style-name="T15">"LoginServlet"</text:span><text:span text:style-name="T1">&gt;</text:span></text:p>
      <text:p text:style-name="P10"><text:span text:style-name="T11">Login Name: </text:span><text:span text:style-name="T1">&lt;</text:span><text:span text:style-name="T6">input</text:span><text:span text:style-name="T8"> </text:span><text:span text:style-name="T9">type</text:span><text:span text:style-name="T11">=</text:span><text:span text:style-name="T15">"text"</text:span><text:span text:style-name="T8"> </text:span><text:span text:style-name="T9">name</text:span><text:span text:style-name="T11">=</text:span><text:span text:style-name="T15">"name"</text:span><text:span text:style-name="T1">&gt;&lt;</text:span><text:span text:style-name="T6">br</text:span><text:span text:style-name="T1">&gt;</text:span></text:p>
      <text:p text:style-name="P10"><text:span text:style-name="T11">Password: </text:span><text:span text:style-name="T1">&lt;</text:span><text:span text:style-name="T6">input</text:span><text:span text:style-name="T8"> </text:span><text:span text:style-name="T9">type</text:span><text:span text:style-name="T11">=</text:span><text:span text:style-name="T8"> </text:span><text:span text:style-name="T15">"password"</text:span><text:span text:style-name="T8"> </text:span><text:span text:style-name="T9">name</text:span><text:span text:style-name="T11">=</text:span><text:span text:style-name="T15">"pass"</text:span><text:span text:style-name="T1">&gt;&lt;</text:span><text:span text:style-name="T6">br</text:span><text:span text:style-name="T1">&gt;</text:span></text:p>
      <text:p text:style-name="P10"><text:span text:style-name="T1">&lt;</text:span><text:span text:style-name="T6">input</text:span><text:span text:style-name="T8"> </text:span><text:span text:style-name="T9">type</text:span><text:span text:style-name="T8"> </text:span><text:span text:style-name="T11">=</text:span><text:span text:style-name="T15">"submit"</text:span><text:span text:style-name="T8"> </text:span><text:span text:style-name="T9">value</text:span><text:span text:style-name="T8"> </text:span><text:span text:style-name="T11">=</text:span><text:span text:style-name="T8"> </text:span><text:span text:style-name="T15">"OK"</text:span><text:span text:style-name="T1">&gt;</text:span></text:p>
      <text:p text:style-name="P9"><text:span text:style-name="T1">&lt;/</text:span><text:span text:style-name="T5">form</text:span><text:span text:style-name="T1">&gt;</text:span></text:p>
      <text:p text:style-name="P9"><text:span text:style-name="T1"/></text:p>
      <text:p text:style-name="P9"><text:span text:style-name="T1">Servlet:</text:span></text:p>
      <text:p text:style-name="P9"><text:span text:style-name="T19">protected</text:span><text:span text:style-name="T11"> </text:span><text:span text:style-name="T19">void</text:span><text:span text:style-name="T11"> doGet(HttpServletRequest </text:span><text:span text:style-name="T20">request</text:span><text:span text:style-name="T11">, HttpServletResponse </text:span><text:span text:style-name="T20">response</text:span><text:span text:style-name="T11">) </text:span><text:span text:style-name="T19">throws</text:span><text:span text:style-name="T11"> ServletException, IOException {</text:span></text:p>
      <text:p text:style-name="P10"><text:span text:style-name="T11"><text:tab/><text:tab/> PrintWriter </text:span><text:span text:style-name="T20">out</text:span><text:span text:style-name="T11"> = </text:span><text:span text:style-name="T20">response</text:span><text:span text:style-name="T11">.getWriter();</text:span></text:p>
      <text:p text:style-name="P10"><text:span text:style-name="T11"><text:tab/><text:tab/> String </text:span><text:span text:style-name="T20">name</text:span><text:span text:style-name="T11"> = </text:span><text:span text:style-name="T20">request</text:span><text:span text:style-name="T11">.getParameter(</text:span><text:span text:style-name="T17">"name"</text:span><text:span text:style-name="T11">);</text:span></text:p>
      <text:p text:style-name="P10"><text:span text:style-name="T11"><text:tab/><text:tab/> String </text:span><text:span text:style-name="T20">pass</text:span><text:span text:style-name="T11"> = </text:span><text:span text:style-name="T20">request</text:span><text:span text:style-name="T11">.getParameter(</text:span><text:span text:style-name="T17">"pass"</text:span><text:span text:style-name="T11">);</text:span></text:p>
      <text:p text:style-name="P10"><text:span text:style-name="T11"><text:tab/><text:tab/> </text:span><text:span text:style-name="T19">if</text:span><text:span text:style-name="T11">(</text:span><text:span text:style-name="T20">name</text:span><text:span text:style-name="T11">.equals(</text:span><text:span text:style-name="T17">"sa"</text:span><text:span text:style-name="T11">)&amp;&amp; </text:span><text:span text:style-name="T20">pass</text:span><text:span text:style-name="T11">.equals(</text:span><text:span text:style-name="T17">"pass@123"</text:span><text:span text:style-name="T11">)){</text:span></text:p>
      <text:p text:style-name="P10"><text:span text:style-name="T11"><text:tab/><text:tab/><text:tab/> </text:span><text:span text:style-name="T20">out</text:span><text:span text:style-name="T11">.println(</text:span><text:span text:style-name="T17">"&lt;font size=2000&gt;Valid User&lt;/font&gt;"</text:span><text:span text:style-name="T11">);</text:span></text:p>
      <text:p text:style-name="P10"><text:span text:style-name="T11"><text:tab/><text:tab/> }</text:span><text:span text:style-name="T19">else</text:span><text:span text:style-name="T11">{</text:span></text:p>
      <text:p text:style-name="P10"><text:span text:style-name="T11"><text:tab/><text:tab/><text:tab/> </text:span><text:span text:style-name="T20">out</text:span><text:span text:style-name="T11">.println(</text:span><text:span text:style-name="T17">"&lt;font color=arun font size=1000&gt;Invaild User&lt;/font&gt;"</text:span><text:span text:style-name="T11">);</text:span></text:p>
      <text:p text:style-name="P10"><text:span text:style-name="T11"><text:tab/><text:tab/> }</text:span></text:p>
      <text:p text:style-name="P9"><text:span text:style-name="T11"><text:tab/>}</text:span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oft-page-break/><text:span text:style-name="T11"/></text:p>
      <text:p text:style-name="P8"><text:span text:style-name="T14">6.</text:span></text:p>
      <text:p text:style-name="P8"><text:span text:style-name="T14">Html:</text:span></text:p>
      <text:p text:style-name="P8"><text:span text:style-name="T1">&lt;</text:span><text:span text:style-name="T5">table</text:span><text:span text:style-name="T1">&gt;&lt;</text:span><text:span text:style-name="T6">tr</text:span><text:span text:style-name="T1">&gt;</text:span></text:p>
      <text:p text:style-name="P10"><text:span text:style-name="T3">&lt;</text:span><text:span text:style-name="T7">form</text:span><text:span text:style-name="T12"> </text:span><text:span text:style-name="T10">action</text:span><text:span text:style-name="T12">=</text:span><text:span text:style-name="T16">"MultiplicationServlet"</text:span><text:span text:style-name="T3">&gt;</text:span></text:p>
      <text:p text:style-name="P10"><text:span text:style-name="T3">&lt;</text:span><text:span text:style-name="T7">td</text:span><text:span text:style-name="T3">&gt;</text:span><text:span text:style-name="T11">Enter Number:</text:span><text:span text:style-name="T1">&lt;/</text:span><text:span text:style-name="T6">td</text:span><text:span text:style-name="T1">&gt;</text:span><text:span text:style-name="T3">&lt;</text:span><text:span text:style-name="T7">td</text:span><text:span text:style-name="T3">&gt;</text:span><text:span text:style-name="T1">&lt;</text:span><text:span text:style-name="T6">input</text:span><text:span text:style-name="T8"> </text:span><text:span text:style-name="T9">type</text:span><text:span text:style-name="T11">=</text:span><text:span text:style-name="T15">"text"</text:span><text:span text:style-name="T8"> </text:span><text:span text:style-name="T9">name</text:span><text:span text:style-name="T11">=</text:span><text:span text:style-name="T15">"name"</text:span><text:span text:style-name="T1">&gt;&lt;/</text:span><text:span text:style-name="T6">td</text:span><text:span text:style-name="T1">&gt;&lt;/</text:span><text:span text:style-name="T6">tr</text:span><text:span text:style-name="T1">&gt;</text:span></text:p>
      <text:p text:style-name="P10"><text:span text:style-name="T1">&lt;</text:span><text:span text:style-name="T6">tr</text:span><text:span text:style-name="T1">&gt;&lt;</text:span><text:span text:style-name="T6">td</text:span><text:span text:style-name="T1">&gt;&lt;</text:span><text:span text:style-name="T6">input</text:span><text:span text:style-name="T8"> </text:span><text:span text:style-name="T9">type</text:span><text:span text:style-name="T11">=</text:span><text:span text:style-name="T15">"submit"</text:span><text:span text:style-name="T8"> </text:span><text:span text:style-name="T9">value</text:span><text:span text:style-name="T11">=</text:span><text:span text:style-name="T15">"OK"</text:span><text:span text:style-name="T1">&gt;&lt;/</text:span><text:span text:style-name="T6">td</text:span><text:span text:style-name="T1">&gt;</text:span></text:p>
      <text:p text:style-name="P10"><text:span text:style-name="T1">&lt;/</text:span><text:span text:style-name="T6">tr</text:span><text:span text:style-name="T1">&gt;</text:span></text:p>
      <text:p text:style-name="P10"><text:span text:style-name="T3">&lt;/</text:span><text:span text:style-name="T7">form</text:span><text:span text:style-name="T3">&gt;</text:span></text:p>
      <text:p text:style-name="P8"><text:span text:style-name="T1">&lt;/</text:span><text:span text:style-name="T5">table</text:span><text:span text:style-name="T1">&gt;</text:span></text:p>
      <text:p text:style-name="P8"><text:span text:style-name="T11"/></text:p>
      <text:p text:style-name="P8"><text:span text:style-name="T11">Servlet:</text:span></text:p>
      <text:p text:style-name="P8"><text:span text:style-name="T11"><text:tab/></text:span><text:span text:style-name="T19">protected</text:span><text:span text:style-name="T11"> </text:span><text:span text:style-name="T19">void</text:span><text:span text:style-name="T11"> doGet(HttpServletRequest </text:span><text:span text:style-name="T20">request</text:span><text:span text:style-name="T11">, HttpServletResponse </text:span><text:span text:style-name="T20">response</text:span><text:span text:style-name="T11">) </text:span><text:span text:style-name="T19">throws</text:span><text:span text:style-name="T11"> ServletException, IOException {</text:span></text:p>
      <text:p text:style-name="P10"><text:span text:style-name="T11"><text:tab/> <text:s text:c="3"/>PrintWriter </text:span><text:span text:style-name="T20">out</text:span><text:span text:style-name="T11"> = </text:span><text:span text:style-name="T20">response</text:span><text:span text:style-name="T11">.getWriter();</text:span></text:p>
      <text:p text:style-name="P10"><text:span text:style-name="T11"><text:tab/> <text:s text:c="3"/></text:span><text:span text:style-name="T19">int</text:span><text:span text:style-name="T11"> </text:span><text:span text:style-name="T20">num</text:span><text:span text:style-name="T11"> =Integer.</text:span><text:span text:style-name="T13">parseInt</text:span><text:span text:style-name="T11">(</text:span><text:span text:style-name="T20">request</text:span><text:span text:style-name="T11">.getParameter(</text:span><text:span text:style-name="T17">"name"</text:span><text:span text:style-name="T11">));</text:span></text:p>
      <text:p text:style-name="P10"><text:span text:style-name="T11"><text:tab/> <text:s text:c="3"/></text:span><text:span text:style-name="T20">out</text:span><text:span text:style-name="T11">.print(</text:span><text:span text:style-name="T17">"&lt;html&gt;&lt;body&gt;&lt;table border=1 width=30%&gt;"</text:span><text:span text:style-name="T11">);</text:span></text:p>
      <text:p text:style-name="P10"><text:span text:style-name="T11"><text:tab/> <text:s text:c="3"/></text:span><text:span text:style-name="T19">for</text:span><text:span text:style-name="T11">(</text:span><text:span text:style-name="T19">int</text:span><text:span text:style-name="T11"> </text:span><text:span text:style-name="T20">x</text:span><text:span text:style-name="T11">=1;</text:span><text:span text:style-name="T20">x</text:span><text:span text:style-name="T11">&lt;=12;</text:span><text:span text:style-name="T20">x</text:span><text:span text:style-name="T11">++){</text:span></text:p>
      <text:p text:style-name="P10"><text:span text:style-name="T11"><text:tab/> <text:s text:c="3"/><text:tab/></text:span><text:span text:style-name="T20">out</text:span><text:span text:style-name="T11">.println(</text:span><text:span text:style-name="T17">"&lt;tr&gt;"</text:span><text:span text:style-name="T11">+</text:span><text:span text:style-name="T17">"&lt;td&gt;"</text:span><text:span text:style-name="T11">+</text:span><text:span text:style-name="T20">num</text:span><text:span text:style-name="T11">+</text:span><text:span text:style-name="T17">"&lt;/td&gt;"</text:span><text:span text:style-name="T11">+</text:span><text:span text:style-name="T17">"&lt;td&gt;X&lt;/td&gt;"</text:span><text:span text:style-name="T11">+</text:span><text:span text:style-name="T17">"&lt;td&gt;"</text:span><text:span text:style-name="T11">+</text:span><text:span text:style-name="T20">x</text:span><text:span text:style-name="T11">+</text:span><text:span text:style-name="T17">"&lt;/td&gt;"</text:span><text:span text:style-name="T11">+</text:span><text:span text:style-name="T17">"&lt;td&gt;=&lt;/td&gt;"</text:span><text:span text:style-name="T11">+</text:span><text:span text:style-name="T17">"&lt;td&gt;"</text:span><text:span text:style-name="T11">+</text:span><text:span text:style-name="T20">num</text:span><text:span text:style-name="T11">*</text:span><text:span text:style-name="T20">x</text:span><text:span text:style-name="T11">+</text:span><text:span text:style-name="T17">"&lt;/td&gt;"</text:span><text:span text:style-name="T11">+</text:span><text:span text:style-name="T17">"&lt;/tr&gt;"</text:span><text:span text:style-name="T11">);</text:span></text:p>
      <text:p text:style-name="P10"><text:span text:style-name="T11"><text:tab/> <text:s text:c="3"/>}</text:span></text:p>
      <text:p text:style-name="P10"><text:span text:style-name="T11"><text:tab/> <text:s text:c="3"/></text:span><text:span text:style-name="T20">out</text:span><text:span text:style-name="T11">.println(</text:span><text:span text:style-name="T17">"&lt;/table&gt;&lt;/body&gt;&lt;/html&gt;"</text:span><text:span text:style-name="T11">);</text:span></text:p>
      <text:p text:style-name="P8"><text:span text:style-name="T11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5S</meta:editing-duration>
    <meta:editing-cycles>7</meta:editing-cycles>
    <meta:generator>LibreOffice/5.0.5.2$Windows_X86_64 LibreOffice_project/55b006a02d247b5f7215fc6ea0fde844b30035b3</meta:generator>
    <dc:date>2019-06-05T14:48:05.739000000</dc:date>
    <meta:document-statistic meta:table-count="0" meta:image-count="0" meta:object-count="0" meta:page-count="2" meta:paragraph-count="58" meta:word-count="158" meta:character-count="1948" meta:non-whitespace-character-count="1743"/>
    <meta:user-defined meta:name="Info 1"/>
    <meta:user-defined meta:name="Info 2"/>
    <meta:user-defined meta:name="Info 3"/>
    <meta:user-defined meta:name="Info 4"/>
  </office:meta>
</office:document-meta>
</file>